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00C021290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448cm" svg:height="17.069cm" svg:x="-0.051cm" svg:y="-0.051cm">
          <draw:image xlink:href="Pictures/100000010000050000000300C021290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16.7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8:00:13.655737043</meta:creation-date>
    <meta:generator>LibreOffice/7.6.7.2$Linux_X86_64 LibreOffice_project/60$Build-2</meta:generator>
    <dc:date>2024-06-22T18:08:50.163225768</dc:date>
    <meta:editing-duration>PT8M37S</meta:editing-duration>
    <meta:editing-cycles>1</meta:editing-cycles>
    <meta:document-statistic meta:object-count="1"/>
  </office:meta>
</office:document-meta>
</file>